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7" style:family="paragraph" style:parent-style-name="Standard">
      <style:paragraph-properties fo:margin-left="0cm" fo:margin-right="0cm" fo:text-align="start" style:justify-single-word="false" fo:text-indent="0cm" style:auto-text-indent="false"/>
    </style:style>
    <style:style style:name="P8" style:family="paragraph" style:parent-style-name="Standard">
      <style:text-properties fo:color="#000000" style:font-name="Monospace" fo:font-size="10pt" style:font-name-asian="Monospace" style:font-size-asian="10pt" style:font-name-complex="Monospace" style:font-size-complex="10pt"/>
    </style:style>
    <style:style style:name="P9"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0" style:family="paragraph" style:parent-style-name="Text_20_body">
      <style:text-properties fo:color="#000000" style:font-name="Monospace" fo:font-size="10pt" style:font-name-asian="Monospace" style:font-size-asian="10pt" style:font-name-complex="Monospace" style:font-size-complex="10pt"/>
    </style:style>
    <style:style style:name="P11" style:family="paragraph" style:parent-style-name="Table_20_Contents">
      <style:text-properties fo:font-size="10pt" style:font-size-asian="10pt" style:font-size-complex="10pt"/>
    </style:style>
    <style:style style:name="P12" style:family="paragraph" style:parent-style-name="Table_20_Contents">
      <style:text-properties fo:font-size="10pt" style:font-size-asian="10pt" style:font-size-complex="10pt" style:text-rotation-angle="90" style:text-rotation-scale="line-height"/>
    </style:style>
    <style:style style:name="P13"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4" style:family="paragraph" style:parent-style-name="Table_20_Contents">
      <style:paragraph-properties fo:text-align="center" style:justify-single-word="false"/>
      <style:text-properties fo:font-size="10pt" style:font-size-asian="10pt" style:font-size-complex="10pt"/>
    </style:style>
    <style:style style:name="P15"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6" style:family="paragraph" style:parent-style-name="Preformatted_20_Text">
      <style:paragraph-properties loext:contextual-spacing="false" fo:margin-top="0cm" fo:margin-bottom="0.499cm"/>
    </style:style>
    <style:style style:name="P17" style:family="paragraph" style:parent-style-name="Preformatted_20_Text">
      <style:paragraph-properties loext:contextual-spacing="false" fo:margin-top="0cm" fo:margin-bottom="0cm"/>
    </style:style>
    <style:style style:name="P18" style:family="paragraph" style:parent-style-name="Contents_20_3">
      <style:paragraph-properties>
        <style:tab-stops>
          <style:tab-stop style:position="16.591cm" style:type="right" style:leader-style="dotted" style:leader-text="."/>
        </style:tab-stops>
      </style:paragraph-properties>
    </style:style>
    <style:style style:name="P19" style:family="paragraph" style:parent-style-name="Contents_20_2">
      <style:paragraph-properties>
        <style:tab-stops>
          <style:tab-stop style:position="17.09cm" style:type="right" style:leader-style="dotted" style:leader-text="."/>
        </style:tab-stops>
      </style:paragraph-properties>
    </style:style>
    <style:style style:name="P20"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21" style:family="paragraph" style:parent-style-name="Standard" style:list-style-name="L1"/>
    <style:style style:name="P22"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3"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5"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6" style:family="paragraph" style:parent-style-name="Standard" style:list-style-name="L1">
      <style:text-properties style:font-name="Monospace" fo:font-size="10pt" style:font-name-asian="Monospace" style:font-size-asian="10pt" style:font-name-complex="Monospace" style:font-size-complex="10pt"/>
    </style:style>
    <style:style style:name="P27"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8" style:family="paragraph" style:parent-style-name="Standard" style:list-style-name="L4"/>
    <style:style style:name="P29" style:family="paragraph" style:parent-style-name="Standard" style:list-style-name="L1">
      <style:paragraph-properties fo:margin-top="0cm" fo:margin-bottom="0cm" fo:text-align="start" style:justify-single-word="false" style:text-autospace="none"/>
      <style:text-properties style:font-name="Monospace" fo:font-size="10pt" style:font-name-asian="Monospace" style:font-size-asian="10pt" style:font-name-complex="Monospace" style:font-size-complex="10pt"/>
    </style:style>
    <style:style style:name="P30"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style:font-name="Monospace" fo:font-size="10pt" style:font-name-asian="Monospace" style:font-size-asian="10pt" style:font-name-complex="Monospace" style:font-size-complex="10pt"/>
    </style:style>
    <style:style style:name="P31" style:family="paragraph" style:parent-style-name="Standard" style:list-style-name="L1">
      <style:paragraph-properties fo:margin-top="0cm" fo:margin-bottom="0cm" fo:text-align="start" style:justify-single-word="false" fo:background-color="transparent" style:text-autospace="none">
        <style:background-image/>
      </style:paragraph-properties>
      <style:text-properties fo:color="#2a00ff" style:font-name="Monospace" fo:font-size="10pt" style:font-name-asian="Monospace" style:font-size-asian="10pt" style:font-name-complex="Monospace" style:font-size-complex="10pt"/>
    </style:style>
    <style:style style:name="P32" style:family="paragraph" style:parent-style-name="Text_20_body" style:list-style-name="L1"/>
    <style:style style:name="P33"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4"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5" style:family="paragraph" style:parent-style-name="Text_20_body" style:list-style-name="L2"/>
    <style:style style:name="P36" style:family="paragraph" style:parent-style-name="Text_20_body" style:list-style-name="L3">
      <style:paragraph-properties fo:text-align="start" style:justify-single-word="false"/>
    </style:style>
    <style:style style:name="P37" style:family="paragraph" style:parent-style-name="Text_20_body" style:list-style-name="L4">
      <style:paragraph-properties fo:text-align="start" style:justify-single-word="false"/>
    </style:style>
    <style:style style:name="P38"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Times New Roman" fo:font-size="12pt" style:font-size-asian="12pt" style:font-size-complex="12pt"/>
    </style:style>
    <style:style style:name="T14" style:family="text">
      <style:text-properties fo:color="#000000" style:font-name="Monospace1" fo:font-size="10pt" style:font-size-asian="10pt"/>
    </style:style>
    <style:style style:name="T15" style:family="text">
      <style:text-properties fo:color="#000000" style:font-name="Monospace1" fo:font-size="10pt" style:text-underline-style="solid" style:text-underline-width="auto" style:text-underline-color="font-color" style:font-size-asian="10pt"/>
    </style:style>
    <style:style style:name="T16" style:family="text">
      <style:text-properties fo:color="#000000" style:font-name="Monospace1" fo:font-size="10pt" fo:font-style="italic" style:font-size-asian="10pt" style:font-style-asian="italic"/>
    </style:style>
    <style:style style:name="T17" style:family="text">
      <style:text-properties fo:color="#000000" style:font-name="Arial" fo:font-size="14pt" style:font-size-asian="14pt" style:font-size-complex="14pt"/>
    </style:style>
    <style:style style:name="T18" style:family="text">
      <style:text-properties fo:color="#000000" style:font-name="Arial" fo:font-size="14pt" style:font-name-asian="Monospace" style:font-size-asian="14pt" style:font-name-complex="Monospace" style:font-size-complex="14pt"/>
    </style:style>
    <style:style style:name="T19" style:family="text">
      <style:text-properties fo:color="#000000" style:font-name="Courier New" fo:font-size="12pt" style:font-size-asian="12pt" style:font-size-complex="12pt"/>
    </style:style>
    <style:style style:name="T20" style:family="text">
      <style:text-properties fo:color="#000000" style:font-name="Courier New" fo:font-size="12pt" style:font-name-asian="Monospace" style:font-size-asian="12pt" style:font-name-complex="Monospace" style:font-size-complex="12pt"/>
    </style:style>
    <style:style style:name="T21" style:family="text">
      <style:text-properties fo:color="#2a00ff"/>
    </style:style>
    <style:style style:name="T22" style:family="text">
      <style:text-properties fo:color="#2a00ff" style:font-name="Monospace" style:font-name-asian="Monospace" style:font-name-complex="Monospace"/>
    </style:style>
    <style:style style:name="T23" style:family="text">
      <style:text-properties fo:color="#2a00ff" style:font-name="Monospace" fo:font-size="10pt" style:font-size-asian="10pt" style:font-size-complex="10pt"/>
    </style:style>
    <style:style style:name="T24" style:family="text">
      <style:text-properties fo:color="#2a00ff" fo:font-weight="normal" style:font-weight-asian="normal" style:font-weight-complex="normal"/>
    </style:style>
    <style:style style:name="T25" style:family="text">
      <style:text-properties fo:color="#2a00ff" style:font-name="Monospace1" fo:font-size="10pt" style:font-size-asian="10pt"/>
    </style:style>
    <style:style style:name="T26" style:family="text">
      <style:text-properties fo:color="#2a00ff" style:font-name="Monospace1" fo:font-size="10pt" style:text-underline-style="solid" style:text-underline-width="auto" style:text-underline-color="font-color" style:font-size-asian="10pt"/>
    </style:style>
    <style:style style:name="T27" style:family="text">
      <style:text-properties fo:color="#0000c0"/>
    </style:style>
    <style:style style:name="T28" style:family="text">
      <style:text-properties fo:color="#0000c0" fo:font-style="italic" style:font-style-asian="italic" style:font-style-complex="italic"/>
    </style:style>
    <style:style style:name="T29" style:family="text">
      <style:text-properties fo:color="#0000c0" style:font-name="Monospace1" fo:font-size="10pt" fo:font-style="italic" fo:font-weight="bold" style:font-size-asian="10pt" style:font-style-asian="italic" style:font-weight-asian="bold"/>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fo:color="#3f7f5f" style:font-name="Monospace1" fo:font-size="10pt" style:font-size-asian="10pt"/>
    </style:style>
    <style:style style:name="T33" style:family="text">
      <style:text-properties fo:color="#3f7f5f" style:font-name="Monospace1" fo:font-size="10pt" style:text-underline-style="solid" style:text-underline-width="auto" style:text-underline-color="font-color" style:font-size-asian="10pt"/>
    </style:style>
    <style:style style:name="T34" style:family="text">
      <style:text-properties style:font-name="Monospace" fo:font-size="10pt" fo:font-style="italic" style:font-size-asian="10pt" style:font-style-asian="italic" style:font-size-complex="10pt" style:font-style-complex="italic"/>
    </style:style>
    <style:style style:name="T35" style:family="text">
      <style:text-properties style:font-name="Monospace" fo:font-size="10pt" style:font-size-asian="10pt" style:font-size-complex="10pt"/>
    </style:style>
    <style:style style:name="T36" style:family="text">
      <style:text-properties style:font-name="Times New Roman"/>
    </style:style>
    <style:style style:name="T37" style:family="text">
      <style:text-properties style:font-name="Monospace1" fo:font-size="10pt" style:font-size-asian="10pt"/>
    </style:style>
    <style:style style:name="T38" style:family="text">
      <style:text-properties fo:color="#6a3e3e" style:font-name="Monospace1" fo:font-size="10pt" style:font-size-asian="10pt"/>
    </style:style>
    <style:style style:name="T39" style:family="text">
      <style:text-properties style:font-name="Courier New"/>
    </style:style>
    <style:style style:name="T40"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3.1, 2016-06-01</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9"><text:a xlink:type="simple" xlink:href="#__RefHeading__6931_418471081" text:style-name="Index_20_Link" text:visited-style-name="Index_20_Link">Mustang project user documentation<text:tab/>1</text:a></text:p>
          <text:p text:style-name="P19"><text:a xlink:type="simple" xlink:href="#__RefHeading__6933_418471081" text:style-name="Index_20_Link" text:visited-style-name="Index_20_Link">About Mustangproject<text:tab/>1</text:a></text:p>
          <text:p text:style-name="P19"><text:a xlink:type="simple" xlink:href="#__RefHeading__6935_418471081" text:style-name="Index_20_Link" text:visited-style-name="Index_20_Link">Overview of ZUGFeRD-Solutions<text:tab/>1</text:a></text:p>
          <text:p text:style-name="P19"><text:a xlink:type="simple" xlink:href="#__RefHeading__6971_418471081" text:style-name="Index_20_Link" text:visited-style-name="Index_20_Link">Download/Project setup<text:tab/>2</text:a></text:p>
          <text:p text:style-name="P18"><text:a xlink:type="simple" xlink:href="#__RefHeading__6973_418471081" text:style-name="Index_20_Link" text:visited-style-name="Index_20_Link">Source code<text:tab/>2</text:a></text:p>
          <text:p text:style-name="P18"><text:a xlink:type="simple" xlink:href="#__RefHeading__6975_418471081" text:style-name="Index_20_Link" text:visited-style-name="Index_20_Link">Project setup without Maven<text:tab/>2</text:a></text:p>
          <text:p text:style-name="P18"><text:a xlink:type="simple" xlink:href="#__RefHeading__6977_418471081" text:style-name="Index_20_Link" text:visited-style-name="Index_20_Link">With Maven<text:tab/>3</text:a></text:p>
          <text:p text:style-name="P19"><text:a xlink:type="simple" xlink:href="#__RefHeading__6939_418471081" text:style-name="Index_20_Link" text:visited-style-name="Index_20_Link">Reading ZUGFeRD data<text:tab/>3</text:a></text:p>
          <text:p text:style-name="P18"><text:a xlink:type="simple" xlink:href="#__RefHeading__6941_418471081" text:style-name="Index_20_Link" text:visited-style-name="Index_20_Link">Complete sample source code for reading ZUGFeRD data<text:tab/>4</text:a></text:p>
          <text:p text:style-name="P19"><text:a xlink:type="simple" xlink:href="#__RefHeading__6943_418471081" text:style-name="Index_20_Link" text:visited-style-name="Index_20_Link">Writing a ZUGFeRD-PDF file<text:tab/>4</text:a></text:p>
          <text:p text:style-name="P18"><text:a xlink:type="simple" xlink:href="#__RefHeading__6945_4184710811" text:style-name="Index_20_Link" text:visited-style-name="Index_20_Link">Complete source code example for writing ZUGFeRD PDFs<text:tab/>7</text:a></text:p>
          <text:p text:style-name="P18"><text:a xlink:type="simple" xlink:href="#__RefHeading__6979_4184710811" text:style-name="Index_20_Link" text:visited-style-name="Index_20_Link">Writing custom XML-Data<text:tab/>7</text:a></text:p>
          <text:p text:style-name="P18"><text:a xlink:type="simple" xlink:href="#__RefHeading__7143_1002515601" text:style-name="Index_20_Link" text:visited-style-name="Index_20_Link">Supplementary functions<text:tab/>7</text:a></text:p>
          <text:p text:style-name="P18"><text:a xlink:type="simple" xlink:href="#__RefHeading__6979_418471081" text:style-name="Index_20_Link" text:visited-style-name="Index_20_Link">Writing custom XML-Data<text:tab/>7</text:a></text:p>
          <text:p text:style-name="P18"><text:a xlink:type="simple" xlink:href="#__RefHeading__7143_100251560" text:style-name="Index_20_Link" text:visited-style-name="Index_20_Link">Supplementary functions<text:tab/>8</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1"/>
          </table:table-cell>
          <table:table-cell table:style-name="Tabelle1.A1" table:number-rows-spanned="2" office:value-type="string">
            <text:p text:style-name="P11">Platform</text:p>
          </table:table-cell>
          <table:table-cell table:style-name="Tabelle1.A1" table:number-rows-spanned="2" office:value-type="string">
            <text:p text:style-name="P11">License</text:p>
          </table:table-cell>
          <table:table-cell table:style-name="Tabelle1.A1" table:number-columns-spanned="4" office:value-type="string">
            <text:p text:style-name="P14">Functionality</text:p>
          </table:table-cell>
          <table:covered-table-cell/>
          <table:covered-table-cell/>
          <table:covered-table-cell/>
          <table:table-cell table:style-name="Tabelle1.A1" table:number-columns-spanned="3" office:value-type="string">
            <text:p text:style-name="P14">Viable for</text:p>
          </table:table-cell>
          <table:covered-table-cell/>
          <table:covered-table-cell/>
          <table:table-cell table:style-name="Tabelle1.K1" table:number-rows-spanned="2" office:value-type="string">
            <text:p text:style-name="P11">Price</text:p>
          </table:table-cell>
        </table:table-row>
        <table:table-row>
          <table:covered-table-cell/>
          <table:covered-table-cell/>
          <table:covered-table-cell/>
          <table:table-cell table:style-name="Tabelle1.D2" office:value-type="string">
            <text:p text:style-name="P13">Read PDF</text:p>
          </table:table-cell>
          <table:table-cell table:style-name="Tabelle1.D2" office:value-type="string">
            <text:p text:style-name="P12">create XML</text:p>
          </table:table-cell>
          <table:table-cell table:style-name="Tabelle1.D2" office:value-type="string">
            <text:p text:style-name="P13"><text:s/>write PDF</text:p>
          </table:table-cell>
          <table:table-cell table:style-name="Tabelle1.D2" office:value-type="string">
            <text:p text:style-name="P13">PDF/A-Conversion</text:p>
          </table:table-cell>
          <table:table-cell table:style-name="Tabelle1.D2" office:value-type="string">
            <text:p text:style-name="P12">Commercial software</text:p>
          </table:table-cell>
          <table:table-cell table:style-name="Tabelle1.D2" office:value-type="string">
            <text:p text:style-name="P12">Freeware</text:p>
          </table:table-cell>
          <table:table-cell table:style-name="Tabelle1.D2" office:value-type="string">
            <text:p text:style-name="P12">Open Source</text:p>
          </table:table-cell>
          <table:covered-table-cell/>
        </table:table-row>
        <table:table-row>
          <table:table-cell table:style-name="Tabelle1.D2" office:value-type="string">
            <text:p text:style-name="P11">intarsys</text:p>
          </table:table-cell>
          <table:table-cell table:style-name="Tabelle1.D2" office:value-type="string">
            <text:p text:style-name="P11">Java</text:p>
          </table:table-cell>
          <table:table-cell table:style-name="Tabelle1.D2" office:value-type="string">
            <text:p text:style-name="P11">proprietary</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K3" office:value-type="string">
            <text:p text:style-name="P11">On request</text:p>
          </table:table-cell>
        </table:table-row>
        <text:soft-page-break/>
        <table:table-row>
          <table:table-cell table:style-name="Tabelle1.D2" office:value-type="string">
            <text:p text:style-name="P11">Konik</text:p>
          </table:table-cell>
          <table:table-cell table:style-name="Tabelle1.D2" office:value-type="string">
            <text:p text:style-name="P11">Java</text:p>
          </table:table-cell>
          <table:table-cell table:style-name="Tabelle1.D2" office:value-type="string">
            <text:p text:style-name="P11">AG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Mustang</text:p>
          </table:table-cell>
          <table:table-cell table:style-name="Tabelle1.D2" office:value-type="string">
            <text:p text:style-name="P11">Java</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row>
          <table:table-cell table:style-name="Tabelle1.D2" office:value-type="string">
            <text:p text:style-name="P11">https://github.com/stephanstapel/ZUGFeRD-csharp</text:p>
          </table:table-cell>
          <table:table-cell table:style-name="Tabelle1.D2" office:value-type="string">
            <text:p text:style-name="P11">C#</text:p>
          </table:table-cell>
          <table:table-cell table:style-name="Tabelle1.D2" office:value-type="string">
            <text:p text:style-name="P11">APL</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No</text:p>
          </table:table-cell>
          <table:table-cell table:style-name="Tabelle1.D2" office:value-type="string">
            <text:p text:style-name="P15">No</text:p>
          </table:table-cell>
          <table:table-cell table:style-name="Tabelle1.D2" office:value-type="string">
            <text:p text:style-name="P15">Yes</text:p>
          </table:table-cell>
          <table:table-cell table:style-name="Tabelle1.D2" office:value-type="string">
            <text:p text:style-name="P15">Yes</text:p>
          </table:table-cell>
          <table:table-cell table:style-name="Tabelle1.D2" office:value-type="string">
            <text:p text:style-name="P15">Yes</text:p>
          </table:table-cell>
          <table:table-cell table:style-name="Tabelle1.K3" office:value-type="string">
            <text:p text:style-name="P11">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jstaerk/mustangproject/" text:style-name="Internet_20_link" text:visited-style-name="Visited_20_Internet_20_Link">https://github.com/jstaerk/mustangproject/</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6457214323983197669" text:style-name="L1">
        <text:list-item>
          <text:p text:style-name="P32">Start Eclipse, create a new Java-Eclipse-project, e.g. „MustangSample“. </text:p>
        </text:list-item>
        <text:list-item>
          <text:p text:style-name="P32">Change to that folder.</text:p>
        </text:list-item>
        <text:list-item>
          <text:p text:style-name="P32">Download </text:p>
          <text:list>
            <text:list-item>
              <text:p text:style-name="P32">Apache PDFBox</text:p>
              <text:list>
                <text:list-item>
                  <text:p text:style-name="P32">from <text:a xlink:type="simple" xlink:href="http://apache.openmirror.de/pdfbox/1.8.12/pdfbox-1.8.12.jar" text:style-name="Internet_20_link" text:visited-style-name="Visited_20_Internet_20_Link">http://apache.openmirror.de/pdfbox/1.8.12/pdfbox-1.8.12.jar</text:a> </text:p>
                </text:list-item>
                <text:list-item>
                  <text:p text:style-name="P32">from <text:a xlink:type="simple" xlink:href="http://apache.openmirror.de/pdfbox/1.8.12/preflight-app-1.8.12.jar" text:style-name="Internet_20_link" text:visited-style-name="Visited_20_Internet_20_Link">http://apache.openmirror.de/pdfbox/1.8.12/preflight-app-1.8.12.jar</text:a> </text:p>
                </text:list-item>
                <text:list-item>
                  <text:p text:style-name="P32">from <text:a xlink:type="simple" xlink:href="http://apache.openmirror.de/pdfbox/1.8.12/xmpbox-1.8.12.jar" text:style-name="Internet_20_link" text:visited-style-name="Visited_20_Internet_20_Link">http://apache.openmirror.de/pdfbox/1.8.12/xmpbox-1.8.12.jar</text:a></text:p>
                </text:list-item>
                <text:list-item>
                  <text:p text:style-name="P32">from <text:a xlink:type="simple" xlink:href="http://apache.openmirror.de/pdfbox/1.8.12/jempbox-1.8.12.jar" text:style-name="Internet_20_link" text:visited-style-name="Visited_20_Internet_20_Link">http://apache.openmirror.de/pdfbox/1.8.12/jempbox-1.8.12.jar</text:a></text:p>
                </text:list-item>
              </text:list>
            </text:list-item>
            <text:list-item>
              <text:p text:style-name="P32">Mustang</text:p>
              <text:list>
                <text:list-item>
                  <text:p text:style-name="P21">the JAR file <text:a xlink:type="simple" xlink:href="http://mustangproject.org/deploy/mustang-1.3.1.jar" text:style-name="Internet_20_link" text:visited-style-name="Visited_20_Internet_20_Link">http://mustangproject.org/deploy/mustang-1.3.1.pdf</text:a></text:p>
                </text:list-item>
                <text:list-item>
                  <text:p text:style-name="P32">the notice file <text:s/><text:a xlink:type="simple" xlink:href="http://mustangproject.org/deploy/NOTICE" text:style-name="Internet_20_link" text:visited-style-name="Visited_20_Internet_20_Link">http://mustangproject.org/deploy/NOTICE</text:a> </text:p>
                </text:list-item>
              </text:list>
            </text:list-item>
            <text:list-item>
              <text:p text:style-name="P32">Download the sample </text:p>
              <text:list>
                <text:list-item>
                  <text:p text:style-name="P32">from <text:a xlink:type="simple" xlink:href="http://www.mustangproject.org/MustangGnuaccountingBeispielRE-20151008_504.pdf" text:style-name="Internet_20_link" text:visited-style-name="Visited_20_Internet_20_Link">http://www.mustangproject.org/MustangGnuaccountingBeispielRE-20151008_504.pdf</text:a></text:p>
                </text:list-item>
                <text:list-item>
                  <text:p text:style-name="P32">Either </text:p>
                  <text:list>
                    <text:list-item>
                      <text:p text:style-name="P32">Download <text:a xlink:type="simple" xlink:href="http://www.mustangproject.org/MustangGnuaccountingBeispielRE-20151008_504.odt" text:style-name="Internet_20_link" text:visited-style-name="Visited_20_Internet_20_Link">http://www.mustangproject.org/MustangGnuaccountingBeispielRE-20151008_504.pdf</text:a></text:p>
                    </text:list-item>
                    <text:list-item>
                      <text:p text:style-name="P32"><text:soft-page-break/>Open this OpenOffice.org source file in Writer</text:p>
                    </text:list-item>
                    <text:list-item>
                      <text:p text:style-name="P32">File|Export as PDF: Set the Checkbox PDF/A-1a in the export options</text:p>
                    </text:list-item>
                    <text:list-item>
                      <text:p text:style-name="P32">Save the PDF file as „<text:a xlink:type="simple" xlink:href="http://www.mustangproject.org/MustangGnuaccountingBeispielRE-20151008_504.odt" text:style-name="Internet_20_link" text:visited-style-name="Visited_20_Internet_20_Link">MustangGnuaccountingBeispielRE-20151008_504blanko.pdf</text:a>“ <text:s/></text:p>
                    </text:list-item>
                  </text:list>
                </text:list-item>
                <text:list-item>
                  <text:p text:style-name="P32">alternatively </text:p>
                  <text:list>
                    <text:list-item>
                      <text:p text:style-name="P32">dowload blank PDF without ZUGFeRD metadata from <text:a xlink:type="simple" xlink:href="http://www.mustangproject.org/MustangGnuaccountingBeispielRE-20151008_504blanko.pdf" text:style-name="Internet_20_link" text:visited-style-name="Visited_20_Internet_20_Link">http://www.mustangproject.org/MustangGnuaccountingBeispielRE-20151008_504blanko.pdf</text:a> <text:s text:c="3"/></text:p>
                    </text:list-item>
                  </text:list>
                  <text:p text:style-name="P32"/>
                </text:list-item>
              </text:list>
            </text:list-item>
          </text:list>
        </text:list-item>
        <text:list-item>
          <text:p text:style-name="P32">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jstaerk/mustangproject/mvn-repo/&lt;/url&gt;</text:p>
      <text:p text:style-name="Preformatted_20_Text"><text:s text:c="4"/>&lt;/repository&gt;</text:p>
      <text:p text:style-name="P16">&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3.1-SNAPSHOT&lt;/version&gt;</text:p>
      <text:p text:style-name="P16">&lt;/dependency&gt;</text:p>
      <text:p text:style-name="Standard">It's a good idea to also import PDFBox</text:p>
      <text:p text:style-name="P17">&lt;dependency&gt;</text:p>
      <text:p text:style-name="P17"><text:s text:c="4"/>&lt;groupId&gt;org.apache.pdfbox&lt;/groupId&gt;</text:p>
      <text:p text:style-name="P17"><text:s text:c="4"/>&lt;artifactId&gt;pdfbox&lt;/artifactId&gt;</text:p>
      <text:p text:style-name="P17"><text:s text:c="4"/>&lt;version&gt;1.8.8&lt;/version&gt;</text:p>
      <text:p text:style-name="P17">&lt;/dependency&gt;</text:p>
      <text:h text:style-name="Heading_20_2" text:outline-level="2"><text:bookmark-start text:name="__RefHeading__6939_418471081"/>Reading ZUGFeRD data<text:bookmark-end text:name="__RefHeading__6939_418471081"/></text:h>
      <text:list xml:id="list1681045813" text:continue-numbering="true" text:style-name="L1">
        <text:list-item>
          <text:p text:style-name="P33">Create a new class in the src folder, called Reader. Check the „Public static void main()“ <text:s/>checkbox.</text:p>
        </text:list-item>
        <text:list-item>
          <text:p text:style-name="P22">Within the main method, enter „ZUGFeRDImporter zi=<text:span text:style-name="T1">new</text:span> ZUGFeRDImporter();“ and add the import by pressing STRG+SHIFT+O</text:p>
        </text:list-item>
        <text:list-item>
          <text:p text:style-name="P22">use zi.extract(PDF-filename) and <text:s/>canParse() to find out if ZUGFeRD-Data is present. </text:p>
        </text:list-item>
        <text:list-item>
          <text:p text:style-name="P22">After invoking zi.parse() you can access the getter-Methods like getAmount()</text:p>
        </text:list-item>
        <text:list-item>
          <text:p text:style-name="P22">There are only getters for few properties but additional ones can be addded easily. Which data is available can be seen in the ZUGFeRD-invoice.xml file embedded any ZUGFeRD compliant PDF</text:p>
        </text:list-item>
      </text:list>
      <text:p text:style-name="P9"><text:soft-page-break/></text:p>
      <text:h text:style-name="Heading_20_3" text:outline-level="3"><text:bookmark-start text:name="__RefHeading__6941_418471081"/>Complete sample source code for reading ZUGFeRD data<text:bookmark-end text:name="__RefHeading__6941_418471081"/></text:h>
      <text:list xml:id="list2127752444" text:continue-numbering="true" text:style-name="L1">
        <text:list-header>
          <text:p text:style-name="P23"><text:s/></text:p>
        </text:list-header>
      </text:list>
      <text:p text:style-name="P8"><text:span text:style-name="T1">package</text:span> sample;</text:p>
      <text:p text:style-name="P6"/>
      <text:p text:style-name="P6"><text:span text:style-name="T1">import</text:span><text:span text:style-name="T5"> org.mustangproject.ZUGFeRD.ZUGFeRDImporter;</text:span></text:p>
      <text:p text:style-name="P6"/>
      <text:p text:style-name="P6"><text:span text:style-name="T1">public</text:span><text:span text:style-name="T5"> </text:span><text:span text:style-name="T1">class</text:span><text:span text:style-name="T5"> Read {</text:span></text:p>
      <text:p text:style-name="P6"/>
      <text:p text:style-name="P6"><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6"><text:span text:style-name="T5"><text:tab/><text:tab/>ZUGFeRDImporter zi=</text:span><text:span text:style-name="T1">new</text:span><text:span text:style-name="T5"> ZUGFeRDImporter();</text:span></text:p>
      <text:p text:style-name="P6"><text:span text:style-name="T5"><text:tab/><text:tab/>zi.extract(</text:span><text:span text:style-name="T21">"./MustangGnuaccountingBeispielRE-20151008_504.pdf"</text:span><text:span text:style-name="T5">);</text:span></text:p>
      <text:p text:style-name="P6"><text:span text:style-name="T5"><text:tab/><text:tab/>System.</text:span><text:span text:style-name="T28">out</text:span><text:span text:style-name="T5">.println(</text:span><text:span text:style-name="T21">"Reading ZUGFeRD"</text:span><text:span text:style-name="T5">);</text:span></text:p>
      <text:p text:style-name="P6"><text:span text:style-name="T5"><text:tab/><text:tab/></text:span><text:span text:style-name="T1">if</text:span><text:span text:style-name="T5"> (zi.canParse()) {</text:span></text:p>
      <text:p text:style-name="P2"><text:tab/><text:tab/><text:tab/>zi.parse();</text:p>
      <text:p text:style-name="P6"><text:span text:style-name="T5"><text:tab/><text:tab/><text:tab/>System.</text:span><text:span text:style-name="T28">out</text:span><text:span text:style-name="T5">.println(</text:span><text:span text:style-name="T21">"Due amount:"</text:span><text:span text:style-name="T5">+zi.getAmount());</text:span></text:p>
      <text:p text:style-name="P6"><text:span text:style-name="T5"><text:tab/><text:tab/><text:tab/>System.</text:span><text:span text:style-name="T28">out</text:span><text:span text:style-name="T5">.println(</text:span><text:span text:style-name="T21">"BIC:"</text:span><text:span text:style-name="T5">+zi.getBIC());</text:span></text:p>
      <text:p text:style-name="P6"><text:span text:style-name="T5"><text:tab/><text:tab/><text:tab/>System.</text:span><text:span text:style-name="T28">out</text:span><text:span text:style-name="T5">.println(</text:span><text:span text:style-name="T21">"IBAN:"</text:span><text:span text:style-name="T5">+zi.getIBAN());</text:span></text:p>
      <text:p text:style-name="P6"><text:span text:style-name="T5"><text:tab/><text:tab/><text:tab/>System.</text:span><text:span text:style-name="T28">out</text:span><text:span text:style-name="T5">.println(</text:span><text:span text:style-name="T21">"Account holder name:"</text:span><text:span text:style-name="T5">+zi.getHolder());</text:span></text:p>
      <text:p text:style-name="P6"><text:span text:style-name="T5"><text:tab/><text:tab/><text:tab/>System.</text:span><text:span text:style-name="T28">out</text:span><text:span text:style-name="T5">.println(</text:span><text:span text:style-name="T21">"Document:"</text:span><text:span text:style-name="T5">+zi.getForeignReference());</text:span></text:p>
      <text:p text:style-name="P2"><text:tab/><text:tab/>}</text:p>
      <text:p text:style-name="P2"><text:tab/>}</text:p>
      <text:p text:style-name="P2">}</text:p>
      <text:p text:style-name="P10"/>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9091553272879924381" text:style-name="L2">
        <text:list-item>
          <text:p text:style-name="P35">more data is being written than read in the read example and</text:p>
        </text:list-item>
        <text:list-item>
          <text:p text:style-name="P35">the exporter interacts via interfaces with your software.</text:p>
        </text:list-item>
      </text:list>
      <text:p text:style-name="Text_20_body"/>
      <text:list xml:id="list175786102" text:continue-list="list2127752444" text:style-name="L1">
        <text:list-item text:start-value="1">
          <text:p text:style-name="P32">Create a new class in the src-folder, e.g. MustangWriter. Check the checkbox to generate „Public static void main()“ .</text:p>
        </text:list-item>
        <text:list-item>
          <text:p text:style-name="P32">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32"><text:span text:style-name="T12">Add the following classes in in the same file:</text:span><text:span text:style-name="T6"> </text:span></text:p>
          <text:list>
            <text:list-item>
              <text:p text:style-name="P32"><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6"><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26"><text:span text:style-name="T1">private</text:span><text:span text:style-name="T5"> BigDecimal </text:span><text:span text:style-name="T27">price</text:span><text:span text:style-name="T5">, </text:span><text:span text:style-name="T27">quantity</text:span><text:span text:style-name="T5">;</text:span></text:p>
                </text:list-header>
              </text:list>
            </text:list-item>
          </text:list>
          <text:p text:style-name="P27"><text:span text:style-name="T5"><text:tab/></text:span><text:span text:style-name="T1">private</text:span><text:span text:style-name="T5"> Product </text:span><text:span text:style-name="T27">product</text:span><text:span text:style-name="T5">;</text:span></text:p>
          <text:list text:continue-numbering="true">
            <text:list-header>
              <text:p text:style-name="P24">}</text:p>
            </text:list-header>
            <text:list-item>
              <text:p text:style-name="P26"><text:span text:style-name="T1">class</text:span><text:span text:style-name="T5"> Product </text:span><text:span text:style-name="T1">implements</text:span><text:span text:style-name="T5"> IZUGFeRDExportableProduct {</text:span></text:p>
              <text:list>
                <text:list-header>
                  <text:p text:style-name="P26"><text:span text:style-name="T1">private</text:span><text:span text:style-name="T5"> String </text:span><text:span text:style-name="T27">description</text:span><text:span text:style-name="T5">, </text:span><text:span text:style-name="T27">name</text:span><text:span text:style-name="T5">, </text:span><text:span text:style-name="T27">unit</text:span><text:span text:style-name="T5">;</text:span></text:p>
                </text:list-header>
              </text:list>
            </text:list-item>
          </text:list>
          <text:p text:style-name="P27"><text:span text:style-name="T5"><text:tab/></text:span><text:span text:style-name="T1">private</text:span><text:span text:style-name="T5"> BigDecimal </text:span><text:span text:style-name="T27">VATPercent</text:span><text:span text:style-name="T5">;</text:span></text:p>
          <text:list text:continue-numbering="true">
            <text:list-header>
              <text:p text:style-name="P25">}</text:p>
            </text:list-header>
          </text:list>
        </text:list-item>
        <text:list-item>
          <text:p text:style-name="P33">Generate the imports by pressing CTRL+SHIFT+O</text:p>
        </text:list-item>
        <text:list-item>
          <text:p text:style-name="P33">Click left on MustangWriter and press ALT+SHIFT+S, select Override/Implement Methods <text:soft-page-break/>and press return.</text:p>
        </text:list-item>
        <text:list-item>
          <text:p text:style-name="P33">Click on Contact and repeat the last step.</text:p>
        </text:list-item>
        <text:list-item>
          <text:p text:style-name="P33"><text:span text:style-name="T36">Click It</text:span>em, mark the variables, press ALT+SHIFT+S <text:s/>and select <text:s/>„<text:span text:style-name="T40">Generate Getters and Setters</text:span>“ first. Mark all members and press return.</text:p>
        </text:list-item>
        <text:list-item>
          <text:p text:style-name="P33">Click again on Item, press ALT+SHIFT+S and select „Generate Constructor using Fields“. Choose again all member variables and press return.</text:p>
        </text:list-item>
        <text:list-item>
          <text:p text:style-name="P33">Repeat the last two steps for „Product“: Click Product, mark the variables, press ALT+SHIFT+S and select „Generate Getters and Setters“. Choose all members and press return.</text:p>
        </text:list-item>
        <text:list-item>
          <text:p text:style-name="P33">Item also needs other methods besides the getter/setters, <text:s/>press ALT+SHIFT+S, and choose <text:s/>Override/Implement Methods</text:p>
        </text:list-item>
        <text:list-item>
          <text:p text:style-name="P33">Click on Product again, press ALT+SHIFT+S and select „Generate Constructor using Fields“. Choose all members again and press return.</text:p>
        </text:list-item>
        <text:list-item>
          <text:p text:style-name="P33">The following methods of Contact should return the following:</text:p>
          <text:list>
            <text:list-item>
              <text:p text:style-name="P26"><text:span text:style-name="T5">getCountry(): </text:span><text:span text:style-name="T21">"DE"</text:span></text:p>
            </text:list-item>
            <text:list-item>
              <text:p text:style-name="P26"><text:span text:style-name="T5">getLocation(): </text:span><text:span text:style-name="T21">"Spielkreis"</text:span></text:p>
            </text:list-item>
            <text:list-item>
              <text:p text:style-name="P26"><text:span text:style-name="T5">getName(): </text:span><text:span text:style-name="T21">"Theodor Est"</text:span></text:p>
            </text:list-item>
            <text:list-item>
              <text:p text:style-name="P26"><text:span text:style-name="T5">getStreet(): </text:span><text:span text:style-name="T21">"Bahnstr. 42"</text:span></text:p>
            </text:list-item>
            <text:list-item>
              <text:p text:style-name="P26"><text:span text:style-name="T5">getVATID(): </text:span><text:span text:style-name="T21">"DE999999999"</text:span></text:p>
            </text:list-item>
            <text:list-item>
              <text:p text:style-name="P26"><text:span text:style-name="T5">getZIP(): </text:span><text:span text:style-name="T21">"88802"</text:span><text:span text:style-name="T5">;</text:span></text:p>
            </text:list-item>
          </text:list>
        </text:list-item>
        <text:list-item>
          <text:p text:style-name="P33">The following methods of the main class should return the following:</text:p>
          <text:list>
            <text:list-item>
              <text:p text:style-name="P27"><text:span text:style-name="T5">getDeliveryDate(): </text:span><text:span text:style-name="T1">new</text:span><text:span text:style-name="T5"> GregorianCalendar(2015,Calendar.</text:span><text:span text:style-name="T28">OCTOBER</text:span><text:span text:style-name="T5">,7).getTime()</text:span></text:p>
            </text:list-item>
            <text:list-item>
              <text:p text:style-name="P23">Pressing CTRL+SHIFT+O twice will import the necessary GregorianCalendar and Calendar class</text:p>
            </text:list-item>
            <text:list-item>
              <text:p text:style-name="P38"><text:span text:style-name="T9">getDueDate(): </text:span><text:span text:style-name="T3">new</text:span><text:span text:style-name="T9"> GregorianCalendar(2015,Calendar.</text:span><text:span text:style-name="T28">OCTOBER</text:span><text:span text:style-name="T9">,29).getTime()</text:span></text:p>
            </text:list-item>
            <text:list-item>
              <text:p text:style-name="P38"><text:span text:style-name="T9">getIssueDate(): </text:span><text:span text:style-name="T3">new</text:span><text:span text:style-name="T9"> GregorianCalendar(2015,Calendar.</text:span><text:span text:style-name="T28">OCTOBER</text:span><text:span text:style-name="T9">,8).getTime()</text:span></text:p>
            </text:list-item>
            <text:list-item>
              <text:p text:style-name="P38"><text:span text:style-name="T9">getNumber(): </text:span><text:span text:style-name="T22">"RE-20151008/504"</text:span></text:p>
            </text:list-item>
            <text:list-item>
              <text:p text:style-name="P38"><text:span text:style-name="T9">getOwnBIC(): </text:span><text:span text:style-name="T22">"COBADEFFXXX"</text:span></text:p>
            </text:list-item>
            <text:list-item>
              <text:p text:style-name="P38"><text:span text:style-name="T5">getOwnBankName(): </text:span><text:span text:style-name="T24">"Commerzbank"</text:span></text:p>
            </text:list-item>
            <text:list-item>
              <text:p text:style-name="P29"><text:span text:style-name="T5">getOwnCountry() </text:span><text:span text:style-name="T21">"DE"</text:span></text:p>
            </text:list-item>
            <text:list-item>
              <text:p text:style-name="P38"><text:span text:style-name="T5">getOwnIBAN(): </text:span><text:span text:style-name="T21">"DE88 2008 0000 0970 3757 00"</text:span></text:p>
            </text:list-item>
            <text:list-item>
              <text:p text:style-name="P29"><text:span text:style-name="T5">getOwnLocation() </text:span><text:span text:style-name="T21">"Stadthausen"</text:span></text:p>
            </text:list-item>
            <text:list-item>
              <text:p text:style-name="P38"><text:span text:style-name="T5">getOwnOrganisationName(): </text:span><text:span text:style-name="T21">"Bei Spiel GmbH"</text:span></text:p>
            </text:list-item>
            <text:list-item>
              <text:p text:style-name="P29"><text:span text:style-name="T5">getOwnStreet() </text:span><text:span text:style-name="T21">"Ecke 12"</text:span></text:p>
            </text:list-item>
            <text:list-item>
              <text:p text:style-name="P38"><text:span text:style-name="T5">getOwnTaxID(): </text:span><text:span text:style-name="T21">"22/815/0815/4"</text:span></text:p>
            </text:list-item>
            <text:list-item>
              <text:p text:style-name="P38"><text:span text:style-name="T5">getOwnVATID(): </text:span><text:span text:style-name="T21">"DE136695976"</text:span></text:p>
            </text:list-item>
            <text:list-item>
              <text:p text:style-name="P29"><text:span text:style-name="T5">getOwnZIP() </text:span><text:span text:style-name="T21">"12345"</text:span></text:p>
            </text:list-item>
            <text:list-item>
              <text:p text:style-name="P30"><text:span text:style-name="T5">getOwnOrganisationFullPlaintextInfo(): </text:span><text:span text:style-name="T21">"Bei Spiel GmbH\n"</text:span><text:span text:style-name="T5">+</text:span></text:p>
              <text:p text:style-name="P30"><text:span text:style-name="T21">"Ecke 12\n"</text:span><text:span text:style-name="T5">+</text:span></text:p>
              <text:p text:style-name="P30"><text:span text:style-name="T21">"12345 Stadthausen\n"</text:span><text:span text:style-name="T5">+</text:span></text:p>
              <text:p text:style-name="P31">"Geschäftsführer: Max Mustermann"</text:p>
            </text:list-item>
            <text:list-item>
              <text:p text:style-name="P38"><text:span text:style-name="T5">getRecipient(): </text:span><text:span text:style-name="T1">new</text:span><text:span text:style-name="T5"> Contact()</text:span></text:p>
            </text:list-item>
            <text:list-item>
              <text:p text:style-name="P22">getZFItems() of the main class can now create products and return them as a arrays of items:</text:p>
            </text:list-item>
          </text:list>
          <text:p text:style-name="P26"><text:span text:style-name="T5"><text:tab/><text:tab/>Item[] allItems=</text:span><text:span text:style-name="T1">new</text:span><text:span text:style-name="T5"> Item[3];</text:span></text:p>
        </text:list-item>
      </text:list>
      <text:p text:style-name="P6"><text:span text:style-name="T5"><text:tab/><text:tab/>Product designProduct=</text:span><text:span text:style-name="T1">new</text:span><text:span text:style-name="T5"> Product(</text:span><text:span text:style-name="T21">""</text:span><text:span text:style-name="T5">, </text:span><text:span text:style-name="T21">"Künstlerische Gestaltung (Stunde)"</text:span><text:span text:style-name="T5">, </text:span><text:span text:style-name="T21">"HUR"</text:span><text:span text:style-name="T5">, </text:span><text:span text:style-name="T1">new</text:span><text:span text:style-name="T5"> BigDecimal(</text:span><text:span text:style-name="T21">"7.000000"</text:span><text:span text:style-name="T5">));</text:span></text:p>
      <text:p text:style-name="P6"><text:span text:style-name="T5"><text:tab/><text:tab/>Product balloonProduct=</text:span><text:span text:style-name="T1">new</text:span><text:span text:style-name="T5"> Product(</text:span><text:span text:style-name="T21">""</text:span><text:span text:style-name="T5">, </text:span><text:span text:style-name="T21">"Luftballon"</text:span><text:span text:style-name="T5">, </text:span><text:span text:style-name="T21">"C62"</text:span><text:span text:style-name="T5">, </text:span><text:span text:style-name="T1">new</text:span><text:span text:style-name="T5"> BigDecimal(</text:span><text:span text:style-name="T21">"19.000000"</text:span><text:span text:style-name="T5">));</text:span></text:p>
      <text:p text:style-name="P6"><text:soft-page-break/><text:span text:style-name="T5"><text:tab/><text:tab/>Product airProduct=</text:span><text:span text:style-name="T1">new</text:span><text:span text:style-name="T5"> Product(</text:span><text:span text:style-name="T21">""</text:span><text:span text:style-name="T5">, </text:span><text:span text:style-name="T21">"Heiße Luft pro Liter"</text:span><text:span text:style-name="T5">, </text:span><text:span text:style-name="T21">"LTR"</text:span><text:span text:style-name="T5">, </text:span><text:span text:style-name="T1">new</text:span><text:span text:style-name="T5"> </text:span><text:span text:style-name="T5">BigDecimal(</text:span><text:span text:style-name="T21">"19.000000"</text:span><text:span text:style-name="T5">));</text:span></text:p>
      <text:p text:style-name="P2"><text:tab/><text:tab/></text:p>
      <text:p text:style-name="P6"><text:span text:style-name="T5"><text:tab/><text:tab/>allItems[0]=</text:span><text:span text:style-name="T1">new</text:span><text:span text:style-name="T5"> Item(</text:span><text:span text:style-name="T1">new</text:span><text:span text:style-name="T5"> BigDecimal(</text:span><text:span text:style-name="T21">"160"</text:span><text:span text:style-name="T5">), </text:span><text:span text:style-name="T1">new</text:span><text:span text:style-name="T5"> BigDecimal(</text:span><text:span text:style-name="T21">"1"</text:span><text:span text:style-name="T5">), designProduct);</text:span></text:p>
      <text:p text:style-name="P6"><text:span text:style-name="T5"><text:tab/><text:tab/>allItems[1]=</text:span><text:span text:style-name="T1">new</text:span><text:span text:style-name="T5"> Item(</text:span><text:span text:style-name="T1">new</text:span><text:span text:style-name="T5"> BigDecimal(</text:span><text:span text:style-name="T21">"0.79"</text:span><text:span text:style-name="T5">), </text:span><text:span text:style-name="T1">new</text:span><text:span text:style-name="T5"> BigDecimal(</text:span><text:span text:style-name="T21">"400"</text:span><text:span text:style-name="T5">), balloonProduct);</text:span></text:p>
      <text:p text:style-name="P6"><text:span text:style-name="T5"><text:tab/><text:tab/>allItems[2]=</text:span><text:span text:style-name="T1">new</text:span><text:span text:style-name="T5"> Item(</text:span><text:span text:style-name="T1">new</text:span><text:span text:style-name="T5"> BigDecimal(</text:span><text:span text:style-name="T21">"0.10"</text:span><text:span text:style-name="T5">), </text:span><text:span text:style-name="T1">new</text:span><text:span text:style-name="T5"> BigDecimal(</text:span><text:span text:style-name="T21">"200"</text:span><text:span text:style-name="T5">), airProduct);</text:span></text:p>
      <text:p text:style-name="P6"><text:span text:style-name="T5"><text:tab/><text:tab/></text:span><text:span text:style-name="T1">return</text:span><text:span text:style-name="T5"> allItems;</text:span></text:p>
      <text:list xml:id="list585151327" text:continue-numbering="true" text:style-name="L1">
        <text:list-header>
          <text:p text:style-name="P24"/>
          <text:p text:style-name="P34"><text:s/></text:p>
          <text:list text:continue-numbering="true">
            <text:list-item>
              <text:p text:style-name="P33">Now create a private void apply method </text:p>
            </text:list-item>
            <text:list-item>
              <text:p text:style-name="P33">Please instantiate this main MustangWriter class in the main method and invoke the apply() function. </text:p>
            </text:list-item>
            <text:list-item>
              <text:p text:style-name="P33">In the apply-method you can now</text:p>
              <text:list>
                <text:list-item>
                  <text:p text:style-name="P33">instantiate a ZUGFeRDExporter , </text:p>
                </text:list-item>
                <text:list-item>
                  <text:p text:style-name="P33">invoke the ZUGFeRDExporter's PDFmakeA3compliant (with the file name, the „Producer“, i.e. Application- and „Creator“ ,i.e. Author name parameters) and </text:p>
                </text:list-item>
                <text:list-item>
                  <text:p text:style-name="P33">finally use the PDFattachZugferdFile-method (with the IZUGFeRDExportableTransation, i.e. „this“ as parameter) and <text:s text:c="4"/><text:tab/><text:tab/></text:p>
                </text:list-item>
                <text:list-item>
                  <text:p text:style-name="P33">use export to save again. The apply-method then looks – with according try/catch-blocks- as follows: <text:s text:c="2"/><text:tab/></text:p>
                </text:list-item>
              </text:list>
            </text:list-item>
          </text:list>
        </text:list-header>
      </text:list>
      <text:p text:style-name="P10"/>
      <text:p text:style-name="P6"><text:span text:style-name="T1"><text:tab/><text:tab/>try</text:span><text:span text:style-name="T5"> { </text:span></text:p>
      <text:p text:style-name="P6"><text:span text:style-name="T5"><text:tab/><text:tab/><text:tab/>System.</text:span><text:span text:style-name="T28">out</text:span><text:span text:style-name="T5">.println(</text:span><text:span text:style-name="T21">"Lese Blanko-PDF"</text:span><text:span text:style-name="T5">); </text:span></text:p>
      <text:p text:style-name="P6"><text:span text:style-name="T5"><text:tab/><text:tab/><text:tab/></text:span><text:span text:style-name="T30">// automatically add </text:span><text:span text:style-name="T31">Zugferd</text:span><text:span text:style-name="T30"> to all outgoing invoices </text:span></text:p>
      <text:p text:style-name="P6"><text:span text:style-name="T5"><text:tab/><text:tab/><text:tab/>ZUGFeRDExporter ze = </text:span><text:span text:style-name="T1">new</text:span><text:span text:style-name="T5"> ZUGFeRDExporter(); </text:span></text:p>
      <text:p text:style-name="P6"><text:span text:style-name="T5"><text:tab/><text:tab/><text:tab/>System.</text:span><text:span text:style-name="T28">out</text:span><text:span text:style-name="T5">.println(</text:span><text:span text:style-name="T21">"Wandle in PDF/A-3u um"</text:span><text:span text:style-name="T5">);</text:span></text:p>
      <text:p text:style-name="P6"><text:span text:style-name="T5"><text:tab/><text:tab/><text:tab/>ze.PDFmakeA3compliant(</text:span><text:span text:style-name="T21">"./MustangGnuaccountingBeispielRE-20151008_504blanko.pdf"</text:span><text:span text:style-name="T5">, </text:span><text:span text:style-name="T21">"My Application"</text:span><text:span text:style-name="T5">, </text:span></text:p>
      <text:p text:style-name="P6"><text:span text:style-name="T5"><text:tab/><text:tab/><text:tab/><text:tab/><text:tab/>System.</text:span><text:span text:style-name="T11">getProperty</text:span><text:span text:style-name="T5">(</text:span><text:span text:style-name="T21">"user.name"</text:span><text:span text:style-name="T5">), </text:span><text:span text:style-name="T1">true</text:span><text:span text:style-name="T5">); </text:span></text:p>
      <text:p text:style-name="P6"><text:span text:style-name="T5"><text:tab/><text:tab/><text:tab/>System.</text:span><text:span text:style-name="T28">out</text:span><text:span text:style-name="T5">.println(</text:span><text:span text:style-name="T21">"ZUGFeRD-Daten generieren und anhängen"</text:span><text:span text:style-name="T5">);</text:span></text:p>
      <text:p text:style-name="P6"><text:span text:style-name="T5"><text:tab/><text:tab/><text:tab/>ze.PDFattachZugferdFile(</text:span><text:span text:style-name="T1">this</text:span><text:span text:style-name="T5">); </text:span></text:p>
      <text:p text:style-name="P6"><text:span text:style-name="T5"><text:tab/><text:tab/><text:tab/>System.</text:span><text:span text:style-name="T28">out</text:span><text:span text:style-name="T5">.println(</text:span><text:span text:style-name="T21">"Schreibe ZUGFeRD-PDF"</text:span><text:span text:style-name="T5">);</text:span></text:p>
      <text:p text:style-name="P6"><text:span text:style-name="T5"><text:tab/><text:tab/><text:tab/>ze.export(</text:span><text:span text:style-name="T21">"./MustangGnuaccountingBeispielRE-20151008_504new.pdf"</text:span><text:span text:style-name="T5">); </text:span></text:p>
      <text:p text:style-name="P6"><text:span text:style-name="T5"><text:tab/><text:tab/><text:tab/>System.</text:span><text:span text:style-name="T28">out</text:span><text:span text:style-name="T5">.println(</text:span><text:span text:style-name="T21">"Fertig."</text:span><text:span text:style-name="T5">);<text:tab/><text:tab/><text:tab/></text:span></text:p>
      <text:p text:style-name="P6"><text:span text:style-name="T5"><text:tab/><text:tab/>} </text:span><text:span text:style-name="T1">catch</text:span><text:span text:style-name="T5"> (IOException e) { </text:span></text:p>
      <text:p text:style-name="P2"><text:tab/><text:tab/><text:tab/>e.printStackTrace(); </text:p>
      <text:p text:style-name="P6"><text:span text:style-name="T5"><text:tab/><text:tab/>} </text:span><text:span text:style-name="T1">catch</text:span><text:span text:style-name="T5"> (TransformerException e) { </text:span></text:p>
      <text:p text:style-name="P2"><text:tab/><text:tab/><text:tab/>e.printStackTrace(); </text:p>
      <text:p text:style-name="P6"><text:span text:style-name="T5"><text:tab/><text:tab/>} </text:span><text:span text:style-name="T1">catch</text:span><text:span text:style-name="T5"> (JAXBException e) { </text:span></text:p>
      <text:p text:style-name="P2"><text:tab/><text:tab/><text:tab/>e.printStackTrace(); </text:p>
      <text:p text:style-name="P2"><text:tab/><text:tab/>}</text:p>
      <text:list xml:id="list248882914" text:continue-numbering="true" text:style-name="L1">
        <text:list-item>
          <text:list>
            <text:list-header>
              <text:p text:style-name="P34"/>
            </text:list-header>
            <text:list-item>
              <text:p text:style-name="P33">CTRL+SHIFT+O again helps with the imports</text:p>
            </text:list-item>
            <text:list-item>
              <text:p text:style-name="P33">„My Application“ and <text:span text:style-name="T35">System.</text:span><text:span text:style-name="T34">getProperty</text:span><text:span text:style-name="T35">(</text:span><text:span text:style-name="T23">"user.name"</text:span><text:span text:style-name="T35">) are stored in the m</text:span>eta <text:soft-page-break/>data as „Producer“ (producing application) respectively „Creator“ (author). Please adjust accordingly.</text:p>
            </text:list-item>
            <text:list-item>
              <text:p text:style-name="P33">Start it to write the ZUGFeRD invoice to the file specified in export.</text:p>
            </text:list-item>
            <text:list-item>
              <text:p text:style-name="P33">Adjust the NOTICE-File and add it to your application.</text:p>
            </text:list-item>
          </text:list>
        </text:list-item>
      </text:list>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11"/></text:span><text:span text:style-name="T32">// automatically add </text:span><text:span text:style-name="T33">Zugferd</text:span><text:span text:style-name="T32"> to all outgoing invoices</text:span></text:p>
      <text:p text:style-name="P7"><text:span text:style-name="T14"><text:tab/> <text:s text:c="11"/></text:span><text:span text:style-name="T15">ZUGFeRDExporter</text:span><text:span text:style-name="T14"> </text:span><text:span text:style-name="T38">ze</text:span><text:span text:style-name="T14"> = </text:span><text:span text:style-name="T4">new</text:span><text:span text:style-name="T14"> </text:span><text:span text:style-name="T15">ZUGFeRDExporter</text:span><text:span text:style-name="T14">();</text:span></text:p>
      <text:p text:style-name="P7"><text:span text:style-name="T14"><text:tab/> <text:s text:c="11"/>System.</text:span><text:span text:style-name="T29">out</text:span><text:span text:style-name="T14">.println(</text:span><text:span text:style-name="T25">"Converting to PDF/A-3u"</text:span><text:span text:style-name="T14">);</text:span></text:p>
      <text:p text:style-name="P7"><text:span text:style-name="T14"><text:tab/> <text:s text:c="11"/></text:span><text:span text:style-name="T38">ze</text:span><text:span text:style-name="T14">.PDFmakeA3compliant(</text:span><text:span text:style-name="T25">"Source.pdf"</text:span><text:span text:style-name="T14">, </text:span><text:span text:style-name="T25">"My Application"</text:span><text:span text:style-name="T14">,</text:span></text:p>
      <text:p text:style-name="P7"><text:span text:style-name="T14"><text:tab/> <text:s text:c="19"/>System.</text:span><text:span text:style-name="T16">getProperty</text:span><text:span text:style-name="T14">(</text:span><text:span text:style-name="T25">"user.name"</text:span><text:span text:style-name="T14">), </text:span><text:span text:style-name="T4">true</text:span><text:span text:style-name="T14">);</text:span></text:p>
      <text:p text:style-name="P7"><text:span text:style-name="T14"><text:tab/> <text:s text:c="11"/>System.</text:span><text:span text:style-name="T29">out</text:span><text:span text:style-name="T14">.println(</text:span><text:span text:style-name="T25">"Attaching ZUGFeRD-Data"</text:span><text:span text:style-name="T14">);</text:span></text:p>
      <text:p text:style-name="P7"><text:span text:style-name="T14"><text:tab/> <text:s text:c="11"/>String </text:span><text:span text:style-name="T38">ownZUGFeRDXML</text:span><text:span text:style-name="T14"> = </text:span><text:span text:style-name="T25">"&lt;some&gt;&lt;xml attrib='value'/&gt;&lt;/some&gt;"</text:span><text:span text:style-name="T14">;</text:span></text:p>
      <text:p text:style-name="P7"><text:span text:style-name="T14"><text:tab/> <text:s text:c="11"/></text:span><text:span text:style-name="T38">ze</text:span><text:span text:style-name="T14">.setZUGFeRDXMLData(</text:span><text:span text:style-name="T38">ownZUGFeRDXML</text:span><text:span text:style-name="T14">.getBytes());</text:span></text:p>
      <text:p text:style-name="P7"><text:span text:style-name="T14"><text:tab/> <text:s text:c="11"/></text:span><text:span text:style-name="T38">ze</text:span><text:span text:style-name="T14">.PDFattachZugferdFile(</text:span><text:span text:style-name="T15">doc</text:span><text:span text:style-name="T14">, </text:span><text:span text:style-name="T4">null</text:span><text:span text:style-name="T14">);</text:span></text:p>
      <text:p text:style-name="P7"><text:span text:style-name="T14"><text:tab/> <text:s text:c="11"/>System.</text:span><text:span text:style-name="T29">out</text:span><text:span text:style-name="T14">.println(</text:span><text:span text:style-name="T25">"Writing ZUGFeRD-PDF"</text:span><text:span text:style-name="T14">);</text:span></text:p>
      <text:p text:style-name="P4"><text:span text:style-name="T37"><text:tab/> <text:s text:c="11"/></text:span><text:span text:style-name="T38">ze</text:span><text:span text:style-name="T37">.export(</text:span><text:span text:style-name="T25">"./Target.pdf"</text:span><text:span text:style-name="T37">);</text:span></text:p>
      <text:p text:style-name="P5"/>
      <text:h text:style-name="P20" text:outline-level="3"><text:bookmark-start text:name="__RefHeading__7143_1002515601"/>Supplementary functions<text:bookmark-end text:name="__RefHeading__7143_1002515601"/></text:h>
      <text:list xml:id="list4293923768352554153" text:style-name="L3">
        <text:list-item>
          <text:p text:style-name="P36"><text:span text:style-name="T19">ZUGFeRDExporter.setTest()</text:span><text:span text:style-name="T17"> sets a attribute in the XML strcuture used to identify test invoices.</text:span></text:p>
        </text:list-item>
        <text:list-item>
          <text:p text:style-name="P36"><text:span text:style-name="T20">ZUGFeRDExporter.ignoreA1Errors()</text:span><text:span text:style-name="T18"> skips the check of the input file whether it's valid PDF/A-1</text:span></text:p>
        </text:list-item>
      </text:list>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4">setZUGFeRDXMLData</text:span>, in this case <text:span text:style-name="T14"><text:s/>PDFattachZugferdFile </text:span>is invoked with a null argument as follows:</text:p>
      <text:p text:style-name="P7"><text:span text:style-name="T14"><text:tab/> <text:s text:c="11"/></text:span><text:span text:style-name="T32">// automatically add </text:span><text:span text:style-name="T33">Zugferd</text:span><text:span text:style-name="T32"> to all outgoing invoices</text:span></text:p>
      <text:p text:style-name="P7"><text:span text:style-name="T14"><text:tab/> <text:s text:c="11"/></text:span><text:span text:style-name="T15">ZUGFeRDExporter</text:span><text:span text:style-name="T14"> </text:span><text:span text:style-name="T38">ze</text:span><text:span text:style-name="T14"> = </text:span><text:span text:style-name="T4">new</text:span><text:span text:style-name="T14"> </text:span><text:span text:style-name="T15">ZUGFeRDExporter</text:span><text:span text:style-name="T14">();</text:span></text:p>
      <text:p text:style-name="P7"><text:span text:style-name="T14"><text:tab/> <text:s text:c="11"/>System.</text:span><text:span text:style-name="T29">out</text:span><text:span text:style-name="T14">.println(</text:span><text:span text:style-name="T25">"Converting to PDF/A-3u"</text:span><text:span text:style-name="T14">);</text:span></text:p>
      <text:p text:style-name="P7"><text:span text:style-name="T14"><text:tab/> <text:s text:c="11"/></text:span><text:span text:style-name="T38">ze</text:span><text:span text:style-name="T14">.PDFmakeA3compliant(</text:span><text:span text:style-name="T26">"./Source.pdf"</text:span><text:span text:style-name="T14">, </text:span><text:span text:style-name="T25">"My Application"</text:span><text:span text:style-name="T14">,</text:span></text:p>
      <text:p text:style-name="P7"><text:span text:style-name="T14"><text:tab/> <text:s text:c="19"/>System.</text:span><text:span text:style-name="T16">getProperty</text:span><text:span text:style-name="T14">(</text:span><text:span text:style-name="T25">"user.name"</text:span><text:span text:style-name="T14">), </text:span><text:span text:style-name="T4">true</text:span><text:span text:style-name="T14">);</text:span></text:p>
      <text:p text:style-name="P7"><text:span text:style-name="T14"><text:tab/> <text:s text:c="11"/>System.</text:span><text:span text:style-name="T29">out</text:span><text:span text:style-name="T14">.println(</text:span><text:span text:style-name="T25">"</text:span><text:span text:style-name="T25">A</text:span><text:span text:style-name="T25">ttaching ZUGFeRD-Data"</text:span><text:span text:style-name="T14">);</text:span></text:p>
      <text:p text:style-name="P7"><text:span text:style-name="T14"><text:tab/> <text:s text:c="11"/>String </text:span><text:span text:style-name="T38">ownZUGFeRDXML</text:span><text:span text:style-name="T14"> = </text:span><text:span text:style-name="T25">"&lt;some&gt;&lt;xml attrib='value'/&gt;&lt;/some&gt;"</text:span><text:span text:style-name="T14">;</text:span></text:p>
      <text:p text:style-name="P7"><text:span text:style-name="T14"><text:tab/> <text:s text:c="11"/></text:span><text:span text:style-name="T38">ze</text:span><text:span text:style-name="T14">.setZUGFeRDXMLData(</text:span><text:span text:style-name="T38">ownZUGFeRDXML</text:span><text:span text:style-name="T14">.getBytes());</text:span></text:p>
      <text:p text:style-name="P7"><text:span text:style-name="T14"><text:tab/> <text:s text:c="11"/></text:span><text:span text:style-name="T38">ze</text:span><text:span text:style-name="T14">.PDFattachZugferdFile(</text:span><text:span text:style-name="T4">null</text:span><text:span text:style-name="T14">);</text:span></text:p>
      <text:p text:style-name="P7"><text:soft-page-break/><text:span text:style-name="T14"><text:tab/> <text:s text:c="11"/>System.</text:span><text:span text:style-name="T29">out</text:span><text:span text:style-name="T14">.println(</text:span><text:span text:style-name="T25">"Writing ZUGFeRD-PDF"</text:span><text:span text:style-name="T14">);</text:span></text:p>
      <text:p text:style-name="P4"><text:span text:style-name="T37"><text:tab/> <text:s text:c="11"/></text:span><text:span text:style-name="T38">ze</text:span><text:span text:style-name="T37">.export(</text:span><text:span text:style-name="T25">"./Target.pdf"</text:span><text:span text:style-name="T37">);</text:span></text:p>
      <text:p text:style-name="P5"/>
      <text:h text:style-name="P20" text:outline-level="3"><text:bookmark-start text:name="__RefHeading__7143_100251560"/>Supplementary functions<text:bookmark-end text:name="__RefHeading__7143_100251560"/></text:h>
      <text:list xml:id="list3276168023647075094" text:style-name="L4">
        <text:list-item>
          <text:p text:style-name="P28"><text:span text:style-name="T39">zugferdExporter-&gt;setTest()</text:span> sets the indicator in the xml structure that the invoice has been created in or is ment for nonproductive use only.</text:p>
        </text:list-item>
        <text:list-item>
          <text:p text:style-name="P37"><text:span text:style-name="T19">ZUGFeRDExporter.ignoreA1Errors()</text:span><text:span text:style-name="T13"> skips checking the input file for PDF/A-1-violation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8</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6-10-22T19:51:42</dc:date>
    <dc:creator>Jochen Stärk</dc:creator>
    <meta:editing-duration>PT10H19M6S</meta:editing-duration>
    <meta:editing-cycles>62</meta:editing-cycles>
    <meta:generator>OpenOffice/4.1.2$Unix OpenOffice.org_project/412m3$Build-9782</meta:generator>
    <meta:printed-by>Jochen Stärk</meta:printed-by>
    <meta:print-date>2014-07-06T11:49:33</meta:print-date>
    <meta:document-statistic meta:table-count="1" meta:image-count="0" meta:object-count="0" meta:page-count="8" meta:paragraph-count="279" meta:word-count="1358" meta:character-count="11981"/>
    <meta:user-defined meta:name="state">defaultstate</meta:user-defined>
  </office:meta>
</office:document-meta>
</file>